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svg:stroke-color="#000000" draw:fill="none" draw:fill-color="#ffffff" draw:auto-grow-height="true" draw:auto-grow-width="false" fo:max-height="0cm" fo:min-height="3.736cm"/>
    </style:style>
    <style:style style:name="gr55" style:family="graphic" style:parent-style-name="standard">
      <style:graphic-properties draw:stroke="none" svg:stroke-color="#000000" draw:fill="none" draw:fill-color="#ffffff" draw:auto-grow-height="true" draw:auto-grow-width="false" fo:max-height="0cm" fo:min-height="4.981cm"/>
    </style:style>
    <style:style style:name="gr5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7" style:family="graphic" style:parent-style-name="standard">
      <style:graphic-properties draw:stroke="none" draw:fill="none" fo:min-height="3.737cm"/>
    </style:style>
    <style:style style:name="gr58" style:family="graphic" style:parent-style-name="standard">
      <style:graphic-properties draw:stroke="none" draw:fill="none" fo:min-height="7.11cm"/>
    </style:style>
    <style:style style:name="gr59" style:family="graphic" style:parent-style-name="standard">
      <style:graphic-properties draw:stroke="none" draw:fill="none" fo:min-height="4.903cm"/>
    </style:style>
    <style:style style:name="gr60" style:family="graphic" style:parent-style-name="standard">
      <style:graphic-properties draw:stroke="none" draw:fill="none" fo:min-height="1.56cm"/>
    </style:style>
    <style:style style:name="gr61" style:family="graphic" style:parent-style-name="standard">
      <style:graphic-properties draw:stroke="none" svg:stroke-color="#000000" draw:fill="none" draw:fill-color="#ffffff" draw:auto-grow-height="true" draw:auto-grow-width="false" fo:max-height="0cm" fo:min-height="4.866cm"/>
    </style:style>
    <style:style style:name="gr62" style:family="graphic" style:parent-style-name="standard">
      <style:graphic-properties draw:stroke="none" draw:fill="none" fo:min-height="3.824cm"/>
    </style:style>
    <style:style style:name="gr63" style:family="graphic" style:parent-style-name="standard">
      <style:graphic-properties draw:stroke="none" svg:stroke-color="#000000" draw:fill="none" draw:fill-color="#ffffff" draw:auto-grow-height="true" draw:auto-grow-width="false" fo:max-height="0cm" fo:min-height="6.111cm"/>
    </style:style>
    <style:style style:name="gr64" style:family="graphic" style:parent-style-name="standard">
      <style:graphic-properties draw:stroke="none" draw:fill="none" fo:min-height="5.31cm"/>
    </style:style>
    <style:style style:name="gr65" style:family="graphic" style:parent-style-name="standard">
      <style:graphic-properties draw:stroke="none" svg:stroke-color="#000000" draw:fill="none" draw:fill-color="#ffffff" draw:auto-grow-height="true" draw:auto-grow-width="false" fo:max-height="0cm" fo:min-height="9.054cm"/>
    </style:style>
    <style:style style:name="gr66"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8" style:family="graphic" style:parent-style-name="standard">
      <style:graphic-properties draw:stroke="none" draw:fill="none" fo:min-height="1.423cm"/>
    </style:style>
    <style:style style:name="gr69" style:family="graphic" style:parent-style-name="standard" style:list-style-name="L1">
      <style:graphic-properties draw:stroke="none" draw:fill="none" draw:textarea-vertical-align="middle" fo:min-height="3.256cm"/>
    </style:style>
    <style:style style:name="gr70" style:family="graphic" style:parent-style-name="standard">
      <style:graphic-properties draw:stroke="none" draw:fill="none" fo:min-height="2.134cm"/>
    </style:style>
    <style:style style:name="gr71" style:family="graphic" style:parent-style-name="standard">
      <style:graphic-properties draw:stroke="none" draw:fill="none" fo:min-height="5.131cm"/>
    </style:style>
    <style:style style:name="gr72" style:family="graphic" style:parent-style-name="standard">
      <style:graphic-properties draw:stroke="none" draw:fill="none" fo:min-height="2.813cm"/>
    </style:style>
    <style:style style:name="gr73" style:family="graphic" style:parent-style-name="standard">
      <style:graphic-properties draw:stroke="none" draw:fill="none" fo:min-height="1.309cm"/>
    </style:style>
    <style:style style:name="gr74" style:family="graphic" style:parent-style-name="standard">
      <style:graphic-properties draw:stroke="none" draw:fill="none" fo:min-height="4.15cm"/>
    </style:style>
    <style:style style:name="gr75" style:family="graphic" style:parent-style-name="standard">
      <style:graphic-properties draw:stroke="none" draw:fill="none" fo:min-height="6.963cm"/>
    </style:style>
    <style:style style:name="gr76"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7" style:family="graphic" style:parent-style-name="standard">
      <style:graphic-properties draw:stroke="none" draw:fill="none" fo:min-height="6.895cm"/>
    </style:style>
    <style:style style:name="gr78" style:family="graphic" style:parent-style-name="standard">
      <style:graphic-properties draw:stroke="none" draw:fill="none" fo:min-height="4.978cm"/>
    </style:style>
    <style:style style:name="gr79" style:family="graphic" style:parent-style-name="standard">
      <style:graphic-properties draw:stroke="none" draw:fill="none" fo:min-height="11.874cm"/>
    </style:style>
    <style:style style:name="gr80" style:family="graphic" style:parent-style-name="standard">
      <style:graphic-properties draw:stroke="none" draw:fill="none" fo:min-height="12.805cm"/>
    </style:style>
    <style:style style:name="gr81"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52"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4" draw:text-style-name="P39"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55" draw:text-style-name="P39"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56" draw:text-style-name="P16" draw:layer="layout" svg:width="5.582cm" svg:height="0.89cm" svg:x="3.8cm" svg:y="3.9cm">
          <draw:text-box>
            <text:p><text:span text:style-name="T23">型コンストラクタ</text:span></text:p>
          </draw:text-box>
        </draw:frame>
        <draw:frame draw:style-name="gr56"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56"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7"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58"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9"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60"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4" draw:text-style-name="P39"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1" draw:text-style-name="P39"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62"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3" draw:text-style-name="P39"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64"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5" draw:text-style-name="P39"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62"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6" draw:text-style-name="P42" draw:layer="layout" svg:width="11.762cm" svg:height="4.587cm" svg:x="1.6cm" svg:y="8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putStrLn $ x ++ y</text:span></text:p>
          </draw:text-box>
        </draw:frame>
        <draw:frame draw:style-name="gr67" draw:text-style-name="P42" draw:layer="layout" svg:width="12.948cm" svg:height="4.587cm" svg:x="14.601cm" svg:y="8.0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4" draw:text-style-name="P39"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8"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9"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1" presentation:class="page"/>
          <draw:frame presentation:style-name="pr16" draw:text-style-name="P12"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0"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2" presentation:class="page"/>
          <draw:frame presentation:style-name="pr16" draw:layer="layout" svg:width="16.799cm" svg:height="13.364cm" svg:x="2.1cm" svg:y="14.107cm" presentation:class="notes" presentation:placeholder="true">
            <draw:text-box/>
          </draw:frame>
        </presentation:notes>
      </draw:page>
      <draw:page draw:name="page93"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93" presentation:class="page"/>
          <draw:frame presentation:style-name="pr16" draw:text-style-name="P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 :: Monad m =&gt; t (m a) -&gt; m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6" presentation:class="page"/>
          <draw:frame presentation:style-name="pr9" draw:text-style-name="P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1"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2"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3" draw:text-style-name="P39" draw:layer="layout" svg:width="24.8cm" svg:height="1.559cm" svg:x="1.6cm" svg:y="5.008cm">
          <draw:text-box>
            <text:p><text:span text:style-name="T28">StateT Int IO</text:span><text:span text:style-name="T28">という型について</text:span></text:p>
          </draw:text-box>
        </draw:frame>
        <draw:frame draw:style-name="gr74"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9" draw:text-style-name="P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16"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03" presentation:class="page"/>
          <draw:frame presentation:style-name="pr9"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5"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6"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7"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78" draw:text-style-name="P50" draw:layer="layout" svg:width="25.513cm" svg:height="5.228cm" svg:x="1.287cm" svg:y="14.925cm">
          <draw:text-box>
            <text:p><text:span text:style-name="T24">&gt; </text:span><text:span text:style-name="T69">quickCheck (\x y -&gt; x &gt;= 2 &amp;&amp; y &gt;= 2 ==&gt; x*y /= (7 :: Int))</text:span></text:p>
            <text:p><text:span text:style-name="T24">+++ OK, passed 100 tests.</text:span></text:p>
            <text:p><text:span text:style-name="T24">&gt; </text:span><text:span text:style-name="T69">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9" draw:text-style-name="P52" draw:layer="layout" svg:width="28.922cm" svg:height="12.124cm" svg:x="1.878cm" svg:y="12.051cm">
          <draw:text-box>
            <text:p text:style-name="P51"><text:span text:style-name="T24">-- Declaring some base units and derived units</text:span></text:p>
            <text:p text:style-name="P51"><text:span text:style-name="T24">[u| ft = 0.3048 m, kg, m, s,</text:span></text:p>
            <text:p text:style-name="P51"><text:span text:style-name="T24">N = kg * m/s^2</text:span><text:span text:style-name="T24">　</text:span><text:span text:style-name="T24">|]</text:span></text:p>
            <text:p text:style-name="P51"><text:span text:style-name="T24">-- An integer constant quantity with units</text:span></text:p>
            <text:p text:style-name="P51"><text:span text:style-name="T24">myMass = [u| 65 kg |]</text:span></text:p>
            <text:p text:style-name="P51"><text:span text:style-name="T24">-- A rational constant, this time with a type signature</text:span></text:p>
            <text:p text:style-name="P51"><text:span text:style-name="T24">gravityOnEarth :: Quantity Double [u| m/s^2 |]</text:span></text:p>
            <text:p text:style-name="P51"><text:span text:style-name="T24">gravityOnEarth = [u| 9.808 m/(s*s) |]</text:span></text:p>
            <text:p text:style-name="P51"><text:span text:style-name="T24"/></text:p>
          </draw:text-box>
        </draw:frame>
        <presentation:notes draw:style-name="dp2">
          <draw:page-thumbnail draw:style-name="gr1" draw:layer="layout" svg:width="14.848cm" svg:height="11.136cm" svg:x="3.075cm" svg:y="2.257cm" draw:page-number="110" presentation:class="page"/>
          <draw:frame presentation:style-name="pr9" draw:text-style-name="P12"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0"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2" presentation:class="page"/>
          <draw:frame presentation:style-name="pr9" draw:layer="layout" svg:width="16.799cm" svg:height="13.364cm" svg:x="2.1cm" svg:y="14.107cm" presentation:class="notes" presentation:placeholder="true">
            <draw:text-box/>
          </draw:frame>
        </presentation:notes>
      </draw:page>
      <draw:page draw:name="page11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すべてを提出するか、exercise10のみを提出するか、どちらかでかまいません。</text:p>
              </text:list-item>
              <text:list-item>
                <text:p>exercise10を解くにあたってわからないことが出てきたら、冒頭にあげたコミュニティで質問してください。質疑応答のメールやURLを添付してくださったらそれも採点の対象に加えます。コミュニティでのQ&amp;Aは共有の財産となるからです！</text:p>
              </text:list-item>
            </text:list>
          </draw:text-box>
        </draw:frame>
        <draw:frame draw:style-name="gr68"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9" draw:text-style-name="P3" draw:layer="layout" svg:width="16.799cm" svg:height="13.364cm" svg:x="2.1cm" svg:y="14.107cm" presentation:class="notes" presentation:placeholder="true">
            <draw:text-box/>
          </draw:frame>
        </presentation:notes>
      </draw:page>
      <draw:page draw:name="page11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2.179cm" svg:x="1.4cm" svg:y="4.914cm" presentation:class="outline">
          <draw:text-box>
            <text:list text:style-name="L2">
              <text:list-item>
                <text:p>learn-haskellフォルダ以下、exercise-* フォルダのプログラムに改良を加えたうえで、learn-haskellフォルダ全体を圧縮して manabaから提出してください（という方法でできるのかな？）</text:p>
              </text:list-item>
              <text:list-item>
                <text:p>learn-haskellフォルダ直下にSOLUTION.md (.txt, .pdf ...)というファイルを作り、貴方の氏名、学籍番号、やったこと、解の内容についての解説などを記入して下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4" presentation:class="page"/>
          <draw:frame presentation:style-name="pr9"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5" presentation:class="page"/>
          <draw:frame presentation:style-name="pr9" draw:text-style-name="P3" draw:layer="layout" svg:width="16.799cm" svg:height="13.364cm" svg:x="2.1cm" svg:y="14.107cm" presentation:class="notes" presentation:placeholder="true">
            <draw:text-box/>
          </draw:frame>
        </presentation:notes>
      </draw:page>
      <draw:page draw:name="page116"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81"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1T21:28:46.007901187</dc:date>
    <meta:editing-duration>P4DT8H47M25S</meta:editing-duration>
    <meta:editing-cycles>241</meta:editing-cycles>
    <meta:generator>LibreOffice/4.3.3.2$Linux_X86_64 LibreOffice_project/430m0$Build-2</meta:generator>
    <meta:document-statistic meta:object-count="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